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font-weight="bold" officeooo:rsid="0013000f" officeooo:paragraph-rsid="0013000f" style:font-weight-asian="bold" style:font-weight-complex="bold"/>
    </style:style>
    <style:style style:name="P2" style:family="paragraph" style:parent-style-name="Standard">
      <style:text-properties fo:color="#000000" loext:opacity="100%" fo:font-weight="bold" officeooo:rsid="00147eaa" officeooo:paragraph-rsid="00147eaa" style:font-weight-asian="bold" style:font-weight-complex="bold"/>
    </style:style>
    <style:style style:name="P3" style:family="paragraph" style:parent-style-name="Standard">
      <style:text-properties fo:color="#000000" loext:opacity="100%" fo:font-size="18pt" fo:font-weight="bold" officeooo:rsid="0013000f" officeooo:paragraph-rsid="0013000f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1">
      <style:paragraph-properties fo:padding="0.049cm" fo:border="0.06pt solid #d9d9e3"/>
    </style:style>
    <style:style style:name="P7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 style:list-style-name="L2">
      <style:paragraph-properties fo:padding="0.049cm" fo:border="0.06pt solid #d9d9e3"/>
    </style:style>
    <style:style style:name="P9" style:family="paragraph" style:parent-style-name="Text_20_body">
      <style:text-properties fo:color="#000000" loext:opacity="100%" fo:font-weight="bold" officeooo:rsid="0013000f" officeooo:paragraph-rsid="0013000f" style:font-weight-asian="bold" style:font-weight-complex="bold"/>
    </style:style>
    <style:style style:name="P10" style:family="paragraph" style:parent-style-name="Text_20_body">
      <style:text-properties fo:color="#000000" loext:opacity="100%" fo:font-weight="bold" officeooo:rsid="00147eaa" officeooo:paragraph-rsid="00147eaa" style:font-weight-asian="bold" style:font-weight-complex="bold"/>
    </style:style>
    <style:style style:name="P11" style:family="paragraph" style:parent-style-name="Text_20_body" style:list-style-name="L3">
      <style:paragraph-properties fo:padding="0.049cm" fo:border="0.06pt solid #d9d9e3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4">
      <style:paragraph-properties fo:padding="0.049cm" fo:border="0.06pt solid #d9d9e3"/>
    </style:style>
    <style:style style:name="P14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 style:list-style-name="L5">
      <style:paragraph-properties fo:padding="0.049cm" fo:border="0.06pt solid #d9d9e3"/>
    </style:style>
    <style:style style:name="P16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7" style:family="paragraph" style:parent-style-name="Text_20_body" style:list-style-name="L6">
      <style:paragraph-properties fo:padding="0.049cm" fo:border="0.06pt solid #d9d9e3"/>
    </style:style>
    <style:style style:name="P18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19" style:family="paragraph" style:parent-style-name="Text_20_body" style:list-style-name="L7">
      <style:paragraph-properties fo:padding="0.049cm" fo:border="0.06pt solid #d9d9e3"/>
    </style:style>
    <style:style style:name="P20" style:family="paragraph" style:parent-style-name="Text_20_body" style:list-style-name="L8">
      <style:paragraph-properties fo:padding="0.049cm" fo:border="0.06pt solid #d9d9e3"/>
    </style:style>
    <style:style style:name="P21" style:family="paragraph" style:parent-style-name="Text_20_body" style:list-style-name="L9">
      <style:paragraph-properties fo:margin-top="0cm" fo:margin-bottom="0cm" style:contextual-spacing="false" fo:padding="0.049cm" fo:border="0.06pt solid #d9d9e3"/>
    </style:style>
    <style:style style:name="P22" style:family="paragraph" style:parent-style-name="Text_20_body" style:list-style-name="L9">
      <style:paragraph-properties fo:padding="0.049cm" fo:border="0.06pt solid #d9d9e3"/>
    </style:style>
    <style:style style:name="P23" style:family="paragraph" style:parent-style-name="Text_20_body" style:list-style-name="L10">
      <style:paragraph-properties fo:padding="0.049cm" fo:border="0.06pt solid #d9d9e3"/>
    </style:style>
    <style:style style:name="P24" style:family="paragraph" style:parent-style-name="Text_20_body" style:list-style-name="L11">
      <style:paragraph-properties fo:margin-top="0cm" fo:margin-bottom="0cm" style:contextual-spacing="false" fo:padding="0.049cm" fo:border="0.06pt solid #d9d9e3"/>
    </style:style>
    <style:style style:name="P25" style:family="paragraph" style:parent-style-name="Text_20_body" style:list-style-name="L11">
      <style:paragraph-properties fo:padding="0.049cm" fo:border="0.06pt solid #d9d9e3"/>
    </style:style>
    <style:style style:name="P26" style:family="paragraph" style:parent-style-name="Text_20_body">
      <style:paragraph-properties fo:padding="0.049cm" fo:border="0.06pt solid #d9d9e3"/>
      <style:text-properties fo:font-weight="bold" officeooo:rsid="00147eaa" officeooo:paragraph-rsid="00147eaa" style:font-weight-asian="bold" style:font-weight-complex="bold"/>
    </style:style>
    <style:style style:name="P27" style:family="paragraph" style:parent-style-name="Text_20_body" style:list-style-name="L12">
      <style:paragraph-properties fo:margin-top="0cm" fo:margin-bottom="0cm" style:contextual-spacing="false" fo:padding="0.049cm" fo:border="0.06pt solid #d9d9e3"/>
    </style:style>
    <style:style style:name="P28" style:family="paragraph" style:parent-style-name="Text_20_body" style:list-style-name="L12">
      <style:paragraph-properties fo:padding="0.049cm" fo:border="0.06pt solid #d9d9e3"/>
    </style:style>
    <style:style style:name="P29" style:family="paragraph" style:parent-style-name="Text_20_body" style:list-style-name="L13">
      <style:paragraph-properties fo:margin-top="0cm" fo:margin-bottom="0cm" style:contextual-spacing="false" fo:padding="0.049cm" fo:border="0.06pt solid #d9d9e3"/>
    </style:style>
    <style:style style:name="P30" style:family="paragraph" style:parent-style-name="Text_20_body" style:list-style-name="L13">
      <style:paragraph-properties fo:padding="0.049cm" fo:border="0.06pt solid #d9d9e3"/>
    </style:style>
    <style:style style:name="P31" style:family="paragraph" style:parent-style-name="Text_20_body" style:list-style-name="L14">
      <style:paragraph-properties fo:padding="0.049cm" fo:border="0.06pt solid #d9d9e3"/>
    </style:style>
    <style:style style:name="P32" style:family="paragraph" style:parent-style-name="Text_20_body" style:list-style-name="L15">
      <style:paragraph-properties fo:margin-top="0cm" fo:margin-bottom="0cm" style:contextual-spacing="false" fo:padding="0.049cm" fo:border="0.06pt solid #d9d9e3"/>
    </style:style>
    <style:style style:name="P33" style:family="paragraph" style:parent-style-name="Text_20_body" style:list-style-name="L15">
      <style:paragraph-properties fo:padding="0.049cm" fo:border="0.06pt solid #d9d9e3"/>
    </style:style>
    <style:style style:name="P34" style:family="paragraph" style:parent-style-name="Text_20_body" style:list-style-name="L16">
      <style:paragraph-properties fo:padding="0.049cm" fo:border="0.06pt solid #d9d9e3"/>
    </style:style>
    <style:style style:name="P35" style:family="paragraph" style:parent-style-name="Text_20_body" style:list-style-name="L17">
      <style:paragraph-properties fo:margin-top="0cm" fo:margin-bottom="0cm" style:contextual-spacing="false" fo:padding="0.049cm" fo:border="0.06pt solid #d9d9e3"/>
    </style:style>
    <style:style style:name="P36" style:family="paragraph" style:parent-style-name="Text_20_body" style:list-style-name="L17">
      <style:paragraph-properties fo:padding="0.049cm" fo:border="0.06pt solid #d9d9e3"/>
    </style:style>
    <style:style style:name="P37" style:family="paragraph" style:parent-style-name="Text_20_body" style:list-style-name="L18">
      <style:paragraph-properties fo:margin-top="0cm" fo:margin-bottom="0cm" style:contextual-spacing="false" fo:padding="0.049cm" fo:border="0.06pt solid #d9d9e3"/>
    </style:style>
    <style:style style:name="P38" style:family="paragraph" style:parent-style-name="Text_20_body" style:list-style-name="L18">
      <style:paragraph-properties fo:padding="0.049cm" fo:border="0.06pt solid #d9d9e3"/>
    </style:style>
    <style:style style:name="P39" style:family="paragraph" style:parent-style-name="Text_20_body" style:list-style-name="L19">
      <style:paragraph-properties fo:margin-top="0cm" fo:margin-bottom="0cm" style:contextual-spacing="false" fo:padding="0.049cm" fo:border="0.06pt solid #d9d9e3"/>
    </style:style>
    <style:style style:name="P40" style:family="paragraph" style:parent-style-name="Text_20_body" style:list-style-name="L19">
      <style:paragraph-properties fo:padding="0.049cm" fo:border="0.06pt solid #d9d9e3"/>
    </style:style>
    <style:style style:name="P41" style:family="paragraph" style:parent-style-name="Text_20_body" style:list-style-name="L20">
      <style:paragraph-properties fo:padding="0.049cm" fo:border="0.06pt solid #d9d9e3"/>
    </style:style>
    <style:style style:name="P42" style:family="paragraph" style:parent-style-name="Text_20_body" style:list-style-name="L21">
      <style:paragraph-properties fo:margin-top="0cm" fo:margin-bottom="0cm" style:contextual-spacing="false" fo:padding="0.049cm" fo:border="0.06pt solid #d9d9e3"/>
    </style:style>
    <style:style style:name="P43" style:family="paragraph" style:parent-style-name="Text_20_body" style:list-style-name="L21">
      <style:paragraph-properties fo:padding="0.049cm" fo:border="0.06pt solid #d9d9e3"/>
    </style:style>
    <style:style style:name="P44" style:family="paragraph" style:parent-style-name="Text_20_body" style:list-style-name="L22">
      <style:paragraph-properties fo:padding="0.049cm" fo:border="0.06pt solid #d9d9e3"/>
    </style:style>
    <style:style style:name="P45" style:family="paragraph" style:parent-style-name="Text_20_body" style:list-style-name="L23">
      <style:paragraph-properties fo:margin-top="0cm" fo:margin-bottom="0cm" style:contextual-spacing="false" fo:padding="0.049cm" fo:border="0.06pt solid #d9d9e3"/>
    </style:style>
    <style:style style:name="P46" style:family="paragraph" style:parent-style-name="Text_20_body" style:list-style-name="L23">
      <style:paragraph-properties fo:padding="0.049cm" fo:border="0.06pt solid #d9d9e3"/>
    </style:style>
    <style:style style:name="P47" style:family="paragraph" style:parent-style-name="Text_20_body" style:list-style-name="L24">
      <style:paragraph-properties fo:padding="0.049cm" fo:border="0.06pt solid #d9d9e3"/>
    </style:style>
    <style:style style:name="P48" style:family="paragraph" style:parent-style-name="Text_20_body" style:list-style-name="L25">
      <style:paragraph-properties fo:margin-top="0cm" fo:margin-bottom="0cm" style:contextual-spacing="false" fo:padding="0.049cm" fo:border="0.06pt solid #d9d9e3"/>
    </style:style>
    <style:style style:name="P49" style:family="paragraph" style:parent-style-name="Text_20_body" style:list-style-name="L25">
      <style:paragraph-properties fo:padding="0.049cm" fo:border="0.06pt solid #d9d9e3"/>
    </style:style>
    <style:style style:name="P50" style:family="paragraph" style:parent-style-name="Text_20_body">
      <style:paragraph-properties fo:padding="0.049cm" fo:border="0.06pt solid #d9d9e3"/>
      <style:text-properties fo:font-size="20pt" fo:font-weight="bold" officeooo:rsid="00149601" officeooo:paragraph-rsid="00149601" style:font-size-asian="20pt" style:font-weight-asian="bold" style:font-size-complex="20pt" style:font-weight-complex="bold"/>
    </style:style>
    <style:style style:name="P51" style:family="paragraph" style:parent-style-name="Text_20_body" style:list-style-name="L26">
      <style:paragraph-properties fo:margin-top="0cm" fo:margin-bottom="0cm" style:contextual-spacing="false" fo:padding="0.049cm" fo:border="0.06pt solid #d9d9e3"/>
    </style:style>
    <style:style style:name="P52" style:family="paragraph" style:parent-style-name="Text_20_body" style:list-style-name="L26">
      <style:paragraph-properties fo:padding="0.049cm" fo:border="0.06pt solid #d9d9e3"/>
    </style:style>
    <style:style style:name="P53" style:family="paragraph" style:parent-style-name="Text_20_body" style:list-style-name="L27">
      <style:paragraph-properties fo:margin-top="0cm" fo:margin-bottom="0cm" style:contextual-spacing="false" fo:padding="0.049cm" fo:border="0.06pt solid #d9d9e3"/>
    </style:style>
    <style:style style:name="P54" style:family="paragraph" style:parent-style-name="Text_20_body" style:list-style-name="L27">
      <style:paragraph-properties fo:padding="0.049cm" fo:border="0.06pt solid #d9d9e3"/>
    </style:style>
    <style:style style:name="P55" style:family="paragraph" style:parent-style-name="Text_20_body" style:list-style-name="L28">
      <style:paragraph-properties fo:padding="0.049cm" fo:border="0.06pt solid #d9d9e3"/>
    </style:style>
    <style:style style:name="P56" style:family="paragraph" style:parent-style-name="Text_20_body" style:list-style-name="L29">
      <style:paragraph-properties fo:margin-top="0cm" fo:margin-bottom="0cm" style:contextual-spacing="false" fo:padding="0.049cm" fo:border="0.06pt solid #d9d9e3"/>
    </style:style>
    <style:style style:name="P57" style:family="paragraph" style:parent-style-name="Text_20_body" style:list-style-name="L29">
      <style:paragraph-properties fo:padding="0.049cm" fo:border="0.06pt solid #d9d9e3"/>
    </style:style>
    <style:style style:name="P58" style:family="paragraph" style:parent-style-name="Text_20_body" style:list-style-name="L30">
      <style:paragraph-properties fo:padding="0.049cm" fo:border="0.06pt solid #d9d9e3"/>
    </style:style>
    <style:style style:name="P59" style:family="paragraph" style:parent-style-name="Text_20_body" style:list-style-name="L31">
      <style:paragraph-properties fo:margin-top="0cm" fo:margin-bottom="0cm" style:contextual-spacing="false" fo:padding="0.049cm" fo:border="0.06pt solid #d9d9e3"/>
    </style:style>
    <style:style style:name="P60" style:family="paragraph" style:parent-style-name="Text_20_body" style:list-style-name="L31">
      <style:paragraph-properties fo:padding="0.049cm" fo:border="0.06pt solid #d9d9e3"/>
    </style:style>
    <style:style style:name="P61" style:family="paragraph" style:parent-style-name="Text_20_body" style:list-style-name="L32">
      <style:paragraph-properties fo:padding="0.049cm" fo:border="0.06pt solid #d9d9e3"/>
    </style:style>
    <style:style style:name="P62" style:family="paragraph" style:parent-style-name="Text_20_body" style:list-style-name="L33">
      <style:paragraph-properties fo:margin-top="0cm" fo:margin-bottom="0cm" style:contextual-spacing="false" fo:padding="0.049cm" fo:border="0.06pt solid #d9d9e3"/>
    </style:style>
    <style:style style:name="P63" style:family="paragraph" style:parent-style-name="Text_20_body" style:list-style-name="L33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fo:font-size="18pt" style:font-size-asian="18pt" style:font-size-complex="18pt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mos reimaginar o projeto "Colheita Urbana" como uma rede social com um enfoque na agricultura urbana e alimentação saudável. Nesta nova versão, a Colheita Urbana será uma plataforma online que conecta entusiastas da agricultura urbana, agricultores urbanos, produtores locais e consumidores conscientes em uma comunidade engajada. Como rede social, a plataforma permitirá a troca de conhecimentos, experiências e produtos relacionados à agricultura urbana. Aqui estão os principais elementos adaptados para uma rede social:</text:p>
      <text:list xml:id="list1444663063" text:style-name="L1">
        <text:list-item>
          <text:p text:style-name="P6"><text:span text:style-name="Strong_20_Emphasis"><text:span text:style-name="T1">Proposta de Valor:</text:span></text:span> A Colheita Urbana é uma rede social que conecta pessoas interessadas em agricultura urbana e alimentação saudável. Oferecemos um ambiente virtual onde os membros podem compartilhar experiências, aprender com especialistas, trocar dicas sobre cultivo e ter acesso a alimentos frescos e saudáveis produzidos localmente.</text:p>
        </text:list-item>
        <text:list-item>
          <text:p text:style-name="P6"><text:span text:style-name="Strong_20_Emphasis"><text:span text:style-name="T1">Segmento de Clientes:</text:span></text:span> Nossa rede social é voltada para pessoas que têm interesse em cultivar alimentos em ambientes urbanos, consumidores conscientes que buscam alimentos frescos e sustentáveis, agricultores urbanos, produtores locais, entusiastas da agricultura e qualquer pessoa que deseje fazer parte de uma comunidade comprometida com a alimentação saudável e sustentável.</text:p>
        </text:list-item>
        <text:list-item>
          <text:p text:style-name="P6"><text:span text:style-name="Strong_20_Emphasis"><text:span text:style-name="T1">Diferenciais Competitivos:</text:span></text:span> Nossa rede social se destaca pelos seguintes diferenciais:</text:p>
          <text:list>
            <text:list-item>
              <text:p text:style-name="P5">Foco na agricultura urbana e sustentabilidade ambiental.</text:p>
            </text:list-item>
            <text:list-item>
              <text:p text:style-name="P5">Conexão direta entre produtores e consumidores locais.</text:p>
            </text:list-item>
            <text:list-item>
              <text:p text:style-name="P5">Compartilhamento de conhecimentos e experiências em cultivo e alimentação saudável.</text:p>
            </text:list-item>
            <text:list-item>
              <text:p text:style-name="P5">Incentivo à economia local e ao comércio justo.</text:p>
            </text:list-item>
          </text:list>
        </text:list-item>
        <text:list-item>
          <text:p text:style-name="P6"><text:span text:style-name="Strong_20_Emphasis"><text:span text:style-name="T1">Segmento de Produto:</text:span></text:span> A plataforma oferece uma variedade de recursos e funcionalidades, incluindo:</text:p>
          <text:list>
            <text:list-item>
              <text:p text:style-name="P5">Perfis de membros com informações sobre seus interesses em agricultura urbana.</text:p>
            </text:list-item>
            <text:list-item>
              <text:p text:style-name="P5">Comunidades temáticas para discussão de tópicos específicos.</text:p>
            </text:list-item>
            <text:list-item>
              <text:p text:style-name="P5">Fóruns para troca de experiências e dicas de cultivo.</text:p>
            </text:list-item>
            <text:list-item>
              <text:p text:style-name="P5">Marketplace para compra e venda de produtos agrícolas locais.</text:p>
            </text:list-item>
            <text:list-item>
              <text:p text:style-name="P5">Ferramentas para organização de eventos, workshops e encontros presenciais.</text:p>
            </text:list-item>
          </text:list>
        </text:list-item>
        <text:list-item>
          <text:p text:style-name="P6"><text:span text:style-name="Strong_20_Emphasis"><text:span text:style-name="T1">Receitas e Fontes de Receita:</text:span></text:span> Para viabilizar a operação da rede social "Colheita Urbana", as fontes de receita podem incluir:</text:p>
          <text:list>
            <text:list-item>
              <text:p text:style-name="P5">Taxas de assinatura premium para acesso a recursos exclusivos.</text:p>
            </text:list-item>
            <text:list-item>
              <text:p text:style-name="P5">Receitas provenientes de vendas no marketplace.</text:p>
            </text:list-item>
            <text:list-item>
              <text:p text:style-name="P5">Parcerias com marcas sustentáveis para publicidade e promoções.</text:p>
            </text:list-item>
            <text:list-item>
              <text:p text:style-name="P5">Oferta de cursos e workshops on-line, pagos.</text:p>
            </text:list-item>
          </text:list>
        </text:list-item>
        <text:list-item>
          <text:p text:style-name="P6"><text:span text:style-name="Strong_20_Emphasis"><text:span text:style-name="T1">Canais:</text:span></text:span> A rede social "Colheita Urbana" estará disponível como um aplicativo para dispositivos móveis (iOS e Android) e uma plataforma web acessível em navegadores.</text:p>
        </text:list-item>
        <text:list-item>
          <text:p text:style-name="P6"><text:span text:style-name="Strong_20_Emphasis"><text:span text:style-name="T1">Relacionamento com o Cliente:</text:span></text:span> O relacionamento com os membros será baseado em interação constante, fornecendo suporte, incentivando o compartilhamento de conhecimentos e promovendo uma comunidade amigável e engajada.</text:p>
        </text:list-item>
        <text:list-item>
          <text:p text:style-name="P6"><text:soft-page-break/><text:span text:style-name="Strong_20_Emphasis"><text:span text:style-name="T1">Recursos Principais:</text:span></text:span> Para operar a rede social "Colheita Urbana", serão necessários recursos como:</text:p>
          <text:list>
            <text:list-item>
              <text:p text:style-name="P5">Desenvolvedores e equipe técnica para manutenção e atualização da plataforma.</text:p>
            </text:list-item>
            <text:list-item>
              <text:p text:style-name="P5">Profissionais especializados em agricultura urbana para fornecer conteúdo e orientação.</text:p>
            </text:list-item>
            <text:list-item>
              <text:p text:style-name="P5">Equipe de suporte ao cliente para atender às necessidades dos membros.</text:p>
            </text:list-item>
          </text:list>
        </text:list-item>
        <text:list-item>
          <text:p text:style-name="P6"><text:span text:style-name="Strong_20_Emphasis"><text:span text:style-name="T1">Atividades-Chave:</text:span></text:span> As atividades-chave para o funcionamento da rede social incluem:</text:p>
          <text:list>
            <text:list-item>
              <text:p text:style-name="P5">Desenvolvimento e manutenção contínua da plataforma.</text:p>
            </text:list-item>
            <text:list-item>
              <text:p text:style-name="P5">Produção de conteúdo relevante sobre agricultura urbana e alimentação saudável.</text:p>
            </text:list-item>
            <text:list-item>
              <text:p text:style-name="P5">Estímulo à participação e interação dos membros na plataforma.</text:p>
            </text:list-item>
            <text:list-item>
              <text:p text:style-name="P5">Parcerias com produtores locais e marcas sustentáveis.</text:p>
            </text:list-item>
            <text:list-item>
              <text:p text:style-name="P5">Organização de eventos e workshops presenciais.</text:p>
            </text:list-item>
          </text:list>
        </text:list-item>
        <text:list-item>
          <text:p text:style-name="P6"><text:span text:style-name="Strong_20_Emphasis"><text:span text:style-name="T1">Parcerias-Chave:</text:span></text:span> Parcerias estratégicas podem ser estabelecidas com:</text:p>
          <text:list>
            <text:list-item>
              <text:p text:style-name="P5">Agricultores urbanos e produtores locais para oferta de produtos no marketplace.</text:p>
            </text:list-item>
            <text:list-item>
              <text:p text:style-name="P5">Marcas sustentáveis para patrocínios e publicidade.</text:p>
            </text:list-item>
            <text:list-item>
              <text:p text:style-name="P5">Instituições educacionais e especialistas em agricultura urbana para fornecer conteúdo relevante.</text:p>
            </text:list-item>
          </text:list>
        </text:list-item>
        <text:list-item>
          <text:p text:style-name="P6"><text:span text:style-name="Strong_20_Emphasis"><text:span text:style-name="T1">Estrutura de Custos:</text:span></text:span> Os principais componentes da estrutura de custos incluem:</text:p>
          <text:list>
            <text:list-item>
              <text:p text:style-name="P5">Desenvolvimento e manutenção da plataforma.</text:p>
            </text:list-item>
            <text:list-item>
              <text:p text:style-name="P5">Gastos com equipe e especialistas em agricultura urbana.</text:p>
            </text:list-item>
            <text:list-item>
              <text:p text:style-name="P5">Investimentos em marketing e promoção.</text:p>
            </text:list-item>
            <text:list-item>
              <text:p text:style-name="P6">Custos operacionais gerais.</text:p>
            </text:list-item>
          </text:list>
        </text:list-item>
      </text:list>
      <text:p text:style-name="P4">Ao transformar o projeto "Colheita Urbana" em uma rede social, a ideia é criar uma comunidade digital engajada em torno da agricultura urbana e alimentação saudável. Através do compartilhamento de conhecimentos, troca de experiências e acesso a produtos frescos e sustentáveis, a rede social busca incentivar a adoção de práticas mais saudáveis e conscientes em ambientes urbanos, fortalecendo o vínculo entre produtores e consumidores locais.</text:p>
      <text:p text:style-name="Standard"/>
      <text:p text:style-name="Standard"/>
      <text:p text:style-name="P3">Para rede social com recolhimento de frutos em locais públicos e moradores locais</text:p>
      <text:p text:style-name="P1"/>
      <text:p text:style-name="P9"><text:span text:style-name="Strong_20_Emphasis"><text:span text:style-name="T1">Proposta de Valor:</text:span></text:span> A Colheita Urbana é uma rede social que une agricultores urbanos, voluntários e moradores das cidades para cultivar e colher frutos em locais públicos. Além disso, incentivamos a doação de frutos excedentes por moradores, que podem contribuir para a distribuição gratuita e consciente de alimentos frescos e saudáveis nas comunidades locais.</text:p>
      <text:list xml:id="list118513238" text:style-name="L2">
        <text:list-item>
          <text:p text:style-name="P8"><text:span text:style-name="Strong_20_Emphasis"><text:span text:style-name="T1">Segmento de Clientes:</text:span></text:span> Além dos agricultores urbanos e voluntários interessados em agricultura, a rede social agora engloba moradores das cidades que desejam participar e contribuir com a doação de frutos.</text:p>
        </text:list-item>
        <text:list-item>
          <text:p text:style-name="P8"><text:soft-page-break/><text:span text:style-name="Strong_20_Emphasis"><text:span text:style-name="T1">Diferenciais Competitivos:</text:span></text:span> O projeto integrado se destaca pelos seguintes diferenciais:</text:p>
          <text:list>
            <text:list-item>
              <text:p text:style-name="P7">Conexão direta entre agricultores urbanos, voluntários e moradores das cidades.</text:p>
            </text:list-item>
            <text:list-item>
              <text:p text:style-name="P7">Incentivo à doação de frutos por moradores para apoiar comunidades locais e combater o desperdício de alimentos.</text:p>
            </text:list-item>
            <text:list-item>
              <text:p text:style-name="P7">Compartilhamento de informações sobre locais públicos disponíveis para colheita e doação.</text:p>
            </text:list-item>
          </text:list>
        </text:list-item>
        <text:list-item>
          <text:p text:style-name="P8"><text:span text:style-name="Strong_20_Emphasis"><text:span text:style-name="T1">Segmento de Produto:</text:span></text:span> A plataforma oferece os recursos mencionados anteriormente, como perfis de membros, comunidades temáticas, eventos de plantio e colheita em espaços públicos, informações sobre locais disponíveis para cultivo, além de um mecanismo para que os moradores possam anunciar frutos disponíveis para doação.</text:p>
        </text:list-item>
        <text:list-item>
          <text:p text:style-name="P8"><text:span text:style-name="Strong_20_Emphasis"><text:span text:style-name="T1">Receitas e Fontes de Receita:</text:span></text:span> Para financiar o projeto integrado, as fontes de receita mencionadas anteriormente permanecem válidas. É importante considerar a possibilidade de implementar uma opção de doação voluntária por parte dos membros para apoiar a manutenção da plataforma e suas atividades.</text:p>
        </text:list-item>
        <text:list-item>
          <text:p text:style-name="P8"><text:span text:style-name="Strong_20_Emphasis"><text:span text:style-name="T1">Canais:</text:span></text:span> A plataforma continua acessível por meio do aplicativo para dispositivos móveis e na versão web.</text:p>
        </text:list-item>
        <text:list-item>
          <text:p text:style-name="P8"><text:span text:style-name="Strong_20_Emphasis"><text:span text:style-name="T1">Relacionamento com o Cliente:</text:span></text:span> O relacionamento com os membros continua baseado na interação constante, oferecendo suporte para suas atividades agrícolas e encorajando a doação de frutos.</text:p>
        </text:list-item>
        <text:list-item>
          <text:p text:style-name="P8"><text:span text:style-name="Strong_20_Emphasis"><text:span text:style-name="T1">Recursos Principais:</text:span></text:span> Os recursos necessários também permanecem similares, como desenvolvedores, equipe técnica, profissionais em agricultura urbana e equipe de suporte.</text:p>
        </text:list-item>
        <text:list-item>
          <text:p text:style-name="P8"><text:span text:style-name="Strong_20_Emphasis"><text:span text:style-name="T1">Atividades-Chave:</text:span></text:span> As atividades-chave também incluem as mencionadas anteriormente, como desenvolvimento da plataforma, organização de eventos, promoção e estímulo à participação dos membros.</text:p>
        </text:list-item>
        <text:list-item>
          <text:p text:style-name="P8"><text:span text:style-name="Strong_20_Emphasis"><text:span text:style-name="T1">Parcerias-Chave:</text:span></text:span> As parcerias estratégicas também continuam válidas, podendo envolver organizações governamentais e comunitárias para apoiar atividades em espaços públicos, empresas que valorizam a sustentabilidade, especialistas em agricultura urbana e outros parceiros relevantes.</text:p>
        </text:list-item>
        <text:list-item>
          <text:p text:style-name="P8"><text:span text:style-name="Strong_20_Emphasis"><text:span text:style-name="T1">Estrutura de Custos:</text:span></text:span> A estrutura de custos também permanece similar, incluindo desenvolvimento e manutenção da plataforma, gastos com equipe técnica e especialistas, investimentos em marketing e outros custos operacionais.</text:p>
        </text:list-item>
      </text:list>
      <text:p text:style-name="P4">Com a adição da doação de frutos por moradores das cidades, o projeto integrado "Colheita Urbana" se torna uma plataforma ainda mais abrangente e colaborativa, envolvendo agricultores urbanos, voluntários e a comunidade em geral em iniciativas de agricultura urbana, colheita de frutos e distribuição consciente de alimentos frescos. A participação ativa dos moradores através da doação de frutos excedentes ajuda a promover a sustentabilidade, reduzir o desperdício de alimentos e fortalecer a segurança alimentar nas comunidades locais.</text:p>
      <text:p text:style-name="P9"><text:span text:style-name="Strong_20_Emphasis"><text:span text:style-name="T2">Proposta de Valor (continuação):</text:span></text:span></text:p>
      <text:p text:style-name="P4"><text:soft-page-break/>Além do mapeamento colaborativo de todas as árvores da cidade, a Colheita Urbana também oferece outros elementos valiosos em sua Proposta de Valor:</text:p>
      <text:list xml:id="list3125110047" text:style-name="L3">
        <text:list-item>
          <text:p text:style-name="P11"><text:span text:style-name="Strong_20_Emphasis"><text:span text:style-name="T1">Conexão com a Comunidade:</text:span></text:span> A rede social Colheita Urbana proporciona uma conexão significativa entre agricultores urbanos, voluntários e moradores das cidades interessados em agricultura urbana e alimentação saudável. Através de comunidades temáticas, fóruns de discussão e eventos presenciais, os membros podem compartilhar experiências, aprendizados e dicas, promovendo uma comunidade engajada e solidária.</text:p>
        </text:list-item>
        <text:list-item>
          <text:p text:style-name="P11"><text:span text:style-name="Strong_20_Emphasis"><text:span text:style-name="T1">Acesso a Alimentos Frescos e Locais:</text:span></text:span> A plataforma oferece um marketplace onde os produtores locais podem disponibilizar seus frutos excedentes para venda ou doação. Isso proporciona aos membros a conveniência de adquirir alimentos frescos e saudáveis diretamente de produtores confiáveis e apoia a economia local.</text:p>
        </text:list-item>
        <text:list-item>
          <text:p text:style-name="P11"><text:span text:style-name="Strong_20_Emphasis"><text:span text:style-name="T1">Experiência Educativa e Interativa:</text:span></text:span> A Colheita Urbana é mais do que uma plataforma de comércio ou mapeamento. Ela oferece uma experiência educativa e interativa através de cursos, workshops, tutoriais e webinars sobre agricultura urbana, técnicas de cultivo, preservação ambiental e alimentação saudável.</text:p>
        </text:list-item>
        <text:list-item>
          <text:p text:style-name="P11"><text:span text:style-name="Strong_20_Emphasis"><text:span text:style-name="T1">Sustentabilidade e Responsabilidade Ambiental:</text:span></text:span> A rede social Colheita Urbana tem um compromisso claro com a sustentabilidade e a responsabilidade ambiental. Ela incentiva práticas agrícolas sustentáveis, o combate ao desperdício de alimentos e a preservação da biodiversidade urbana.</text:p>
        </text:list-item>
        <text:list-item>
          <text:p text:style-name="P11"><text:span text:style-name="Strong_20_Emphasis"><text:span text:style-name="T1">Apoio à Segurança Alimentar:</text:span></text:span> Ao conectar produtores locais e membros interessados em colher frutos em locais públicos, a plataforma contribui para aumentar a disponibilidade de alimentos frescos em comunidades urbanas, apoiando a segurança alimentar e combatendo a insegurança alimentar.</text:p>
        </text:list-item>
        <text:list-item>
          <text:p text:style-name="P11"><text:span text:style-name="Strong_20_Emphasis"><text:span text:style-name="T1">Inovação e Tecnologia:</text:span></text:span> A Colheita Urbana emprega tecnologia avançada para oferecer uma experiência digital intuitiva e eficiente, facilitando a interação entre os membros e o acesso a informações relevantes sobre cultivo, colheita e alimentos locais.</text:p>
        </text:list-item>
      </text:list>
      <text:p text:style-name="P4">A proposta de valor completa da Colheita Urbana como uma rede social com o mapeamento de árvores da cidade reforça seu compromisso com a comunidade, a sustentabilidade, a alimentação saudável e a preservação ambiental. Ao integrar todas essas características, a plataforma se torna uma solução abrangente e única para aqueles que desejam se envolver com a agricultura urbana, colher frutos em locais públicos e contribuir para a promoção de um estilo de vida mais consciente e sustentável em seus ambientes urbanos.</text:p>
      <text:p text:style-name="P1"/>
      <text:p text:style-name="P9"><text:span text:style-name="Strong_20_Emphasis"><text:span text:style-name="T1">Cadastro de Membros:</text:span></text:span></text:p>
      <text:list xml:id="list2068907200" text:style-name="L4">
        <text:list-item>
          <text:list>
            <text:list-item>
              <text:p text:style-name="P12">Novos membros se cadastram na plataforma da rede social Colheita Urbana.</text:p>
            </text:list-item>
            <text:list-item>
              <text:p text:style-name="P12">Eles fornecem informações sobre seus interesses em agricultura urbana e alimentação saudável.</text:p>
            </text:list-item>
          </text:list>
        </text:list-item>
        <text:list-item>
          <text:p text:style-name="P13"><text:span text:style-name="Strong_20_Emphasis"><text:span text:style-name="T1">Explorar a Plataforma:</text:span></text:span></text:p>
          <text:list>
            <text:list-item>
              <text:p text:style-name="P12"><text:soft-page-break/>Membros têm acesso aos recursos da plataforma, incluindo comunidades temáticas e fóruns de discussão.</text:p>
            </text:list-item>
            <text:list-item>
              <text:p text:style-name="P12">Eles podem aprender com conteúdos educativos e interagir com outros membros.</text:p>
            </text:list-item>
          </text:list>
        </text:list-item>
        <text:list-item>
          <text:p text:style-name="P13"><text:span text:style-name="Strong_20_Emphasis"><text:span text:style-name="T1">Mapeamento de Árvores:</text:span></text:span></text:p>
          <text:list>
            <text:list-item>
              <text:p text:style-name="P12">Membros colaboram no mapeamento de árvores da cidade.</text:p>
            </text:list-item>
            <text:list-item>
              <text:p text:style-name="P12">Eles registram a localização das árvores, suas espécies e se produzem frutos comestíveis.</text:p>
            </text:list-item>
          </text:list>
        </text:list-item>
        <text:list-item>
          <text:p text:style-name="P13"><text:span text:style-name="Strong_20_Emphasis"><text:span text:style-name="T1">Identificar Locais para Colheita:</text:span></text:span></text:p>
          <text:list>
            <text:list-item>
              <text:p text:style-name="P12">Com base no mapeamento, membros identificam locais públicos com árvores frutíferas disponíveis para colheita.</text:p>
            </text:list-item>
          </text:list>
        </text:list-item>
        <text:list-item>
          <text:p text:style-name="P13"><text:span text:style-name="Strong_20_Emphasis"><text:span text:style-name="T1">Planejar Eventos de Colheita:</text:span></text:span></text:p>
          <text:list>
            <text:list-item>
              <text:p text:style-name="P12">Membros organizam eventos de plantio e colheita em espaços públicos.</text:p>
            </text:list-item>
            <text:list-item>
              <text:p text:style-name="P12">Eles convidam outros membros e voluntários para participar.</text:p>
            </text:list-item>
          </text:list>
        </text:list-item>
        <text:list-item>
          <text:p text:style-name="P13"><text:span text:style-name="Strong_20_Emphasis"><text:span text:style-name="T1">Colheita de Frutos:</text:span></text:span></text:p>
          <text:list>
            <text:list-item>
              <text:p text:style-name="P12">Membros e voluntários se reúnem nos eventos para colher os frutos das árvores mapeadas.</text:p>
            </text:list-item>
            <text:list-item>
              <text:p text:style-name="P12">Eles seguem boas práticas de colheita e garantem o respeito ao meio ambiente.</text:p>
            </text:list-item>
          </text:list>
        </text:list-item>
        <text:list-item>
          <text:p text:style-name="P13"><text:span text:style-name="Strong_20_Emphasis"><text:span text:style-name="T1">Distribuição de Frutos:</text:span></text:span></text:p>
          <text:list>
            <text:list-item>
              <text:p text:style-name="P12">Frutos colhidos são compartilhados entre os participantes do evento.</text:p>
            </text:list-item>
            <text:list-item>
              <text:p text:style-name="P12">Excedentes podem ser doados ou comercializados no marketplace da plataforma.</text:p>
            </text:list-item>
          </text:list>
        </text:list-item>
        <text:list-item>
          <text:p text:style-name="P13"><text:span text:style-name="Strong_20_Emphasis"><text:span text:style-name="T1">Troca de Conhecimentos:</text:span></text:span></text:p>
          <text:list>
            <text:list-item>
              <text:p text:style-name="P12">Membros compartilham suas experiências de cultivo e colheita nos fóruns e comunidades temáticas.</text:p>
            </text:list-item>
            <text:list-item>
              <text:p text:style-name="P12">Eles aprendem com especialistas e trocam dicas sobre agricultura urbana.</text:p>
            </text:list-item>
          </text:list>
        </text:list-item>
        <text:list-item>
          <text:p text:style-name="P13"><text:span text:style-name="Strong_20_Emphasis"><text:span text:style-name="T1">Participação em Cursos e Workshops:</text:span></text:span></text:p>
          <text:list>
            <text:list-item>
              <text:p text:style-name="P12">Membros podem participar de cursos, webinars e workshops relacionados à agricultura urbana e alimentação saudável.</text:p>
            </text:list-item>
            <text:list-item>
              <text:p text:style-name="P12">Eles adquirem novos conhecimentos e aprimoram suas habilidades.</text:p>
            </text:list-item>
          </text:list>
        </text:list-item>
        <text:list-item>
          <text:p text:style-name="P13"><text:span text:style-name="Strong_20_Emphasis"><text:span text:style-name="T1">Engajamento na Comunidade:</text:span></text:span></text:p>
        </text:list-item>
      </text:list>
      <text:list xml:id="list2615745077" text:style-name="L5">
        <text:list-item>
          <text:p text:style-name="P14">Membros se engajam em eventos presenciais e atividades comunitárias relacionadas à agricultura urbana.</text:p>
        </text:list-item>
        <text:list-item>
          <text:p text:style-name="P15">Eles fortalecem sua conexão com a comunidade e promovem a conscientização sobre o projeto.</text:p>
        </text:list-item>
      </text:list>
      <text:p text:style-name="P4">O fluxograma do projeto "Colheita Urbana" representa o ciclo contínuo de interação e colaboração entre os membros da rede social, a identificação de árvores frutíferas em espaços públicos, a colheita de frutos, a troca de conhecimentos e a participação em atividades educativas. Esse processo contribui para o fortalecimento da comunidade e o incentivo à agricultura urbana, <text:soft-page-break/>promovendo a sustentabilidade, a alimentação saudável e a conscientização ambiental em áreas urbanas.</text:p>
      <text:p text:style-name="P2">AAAAAAAAAAAAAAAAAAAAAAAAAAAAAAAAAAAA</text:p>
      <text:p text:style-name="P2"/>
      <text:p text:style-name="P10"><text:span text:style-name="Strong_20_Emphasis"><text:span text:style-name="T1">Cadastro de Membros:</text:span></text:span></text:p>
      <text:list xml:id="list1147509421" text:style-name="L6">
        <text:list-item>
          <text:list>
            <text:list-item>
              <text:p text:style-name="P16">Novos membros se cadastram na plataforma da rede social Colheita Urbana.</text:p>
            </text:list-item>
            <text:list-item>
              <text:p text:style-name="P16">Além das informações básicas, eles podem incluir interesses específicos em agricultura urbana e alimentação saudável.</text:p>
            </text:list-item>
          </text:list>
        </text:list-item>
        <text:list-item>
          <text:p text:style-name="P17"><text:span text:style-name="Strong_20_Emphasis"><text:span text:style-name="T1">Explorar a Plataforma:</text:span></text:span></text:p>
          <text:list>
            <text:list-item>
              <text:p text:style-name="P16">Membros têm acesso aos recursos da plataforma, incluindo um tour guiado para iniciantes.</text:p>
            </text:list-item>
            <text:list-item>
              <text:p text:style-name="P16">A plataforma oferece uma interface intuitiva e amigável, facilitando a navegação.</text:p>
            </text:list-item>
          </text:list>
        </text:list-item>
        <text:list-item>
          <text:p text:style-name="P17"><text:span text:style-name="Strong_20_Emphasis"><text:span text:style-name="T1">Mapeamento de Árvores:</text:span></text:span></text:p>
          <text:list>
            <text:list-item>
              <text:p text:style-name="P16">Membros colaboram no mapeamento de árvores da cidade, incluindo fotos das árvores e seus frutos.</text:p>
            </text:list-item>
            <text:list-item>
              <text:p text:style-name="P16">Eles podem interagir com um mapa interativo, facilitando a identificação e localização das árvores.</text:p>
            </text:list-item>
          </text:list>
        </text:list-item>
        <text:list-item>
          <text:p text:style-name="P17"><text:span text:style-name="Strong_20_Emphasis"><text:span text:style-name="T1">Identificar Locais para Colheita:</text:span></text:span></text:p>
          <text:list>
            <text:list-item>
              <text:p text:style-name="P16">Com base no mapeamento, membros recebem notificações sobre locais públicos com árvores frutíferas em época de colheita.</text:p>
            </text:list-item>
            <text:list-item>
              <text:p text:style-name="P16">A plataforma destaca os locais mais próximos, incentivando a participação.</text:p>
            </text:list-item>
          </text:list>
        </text:list-item>
        <text:list-item>
          <text:p text:style-name="P17"><text:span text:style-name="Strong_20_Emphasis"><text:span text:style-name="T1">Planejar Eventos de Colheita:</text:span></text:span></text:p>
          <text:list>
            <text:list-item>
              <text:p text:style-name="P16">Membros organizam eventos de plantio e colheita em espaços públicos diretamente na plataforma.</text:p>
            </text:list-item>
            <text:list-item>
              <text:p text:style-name="P16">Eles podem convidar outros membros, amigos e familiares para participar.</text:p>
            </text:list-item>
          </text:list>
        </text:list-item>
        <text:list-item>
          <text:p text:style-name="P17"><text:span text:style-name="Strong_20_Emphasis"><text:span text:style-name="T1">Colheita de Frutos:</text:span></text:span></text:p>
          <text:list>
            <text:list-item>
              <text:p text:style-name="P16">Durante os eventos, os membros se conectam com a comunidade e colhem frutos juntos.</text:p>
            </text:list-item>
            <text:list-item>
              <text:p text:style-name="P16">A plataforma permite o compartilhamento de fotos e histórias dos eventos, aumentando o senso de comunidade.</text:p>
            </text:list-item>
          </text:list>
        </text:list-item>
        <text:list-item>
          <text:p text:style-name="P17"><text:span text:style-name="Strong_20_Emphasis"><text:span text:style-name="T1">Distribuição de Frutos:</text:span></text:span></text:p>
          <text:list>
            <text:list-item>
              <text:p text:style-name="P16">Frutos colhidos podem ser distribuídos entre os participantes ou doados para instituições locais.</text:p>
            </text:list-item>
            <text:list-item>
              <text:p text:style-name="P16">A plataforma oferece um sistema de logística para facilitar a distribuição.</text:p>
            </text:list-item>
          </text:list>
        </text:list-item>
        <text:list-item>
          <text:p text:style-name="P17"><text:span text:style-name="Strong_20_Emphasis"><text:span text:style-name="T1">Troca de Conhecimentos:</text:span></text:span></text:p>
          <text:list>
            <text:list-item>
              <text:p text:style-name="P16">Membros compartilham suas experiências e técnicas de cultivo em uma seção dedicada de "Dicas e Truques".</text:p>
            </text:list-item>
            <text:list-item>
              <text:p text:style-name="P16"><text:soft-page-break/>Eles podem fazer perguntas, responder dúvidas e interagir em tempo real.</text:p>
            </text:list-item>
          </text:list>
        </text:list-item>
        <text:list-item>
          <text:p text:style-name="P17"><text:span text:style-name="Strong_20_Emphasis"><text:span text:style-name="T1">Participação em Cursos e Workshops:</text:span></text:span></text:p>
          <text:list>
            <text:list-item>
              <text:p text:style-name="P16">Membros têm acesso a cursos e workshops on-line ministrados por especialistas em agricultura urbana.</text:p>
            </text:list-item>
            <text:list-item>
              <text:p text:style-name="P16">A plataforma permite que eles adquiram certificados de participação.</text:p>
            </text:list-item>
          </text:list>
        </text:list-item>
        <text:list-item>
          <text:p text:style-name="P17"><text:span text:style-name="Strong_20_Emphasis"><text:span text:style-name="T1">Engajamento na Comunidade:</text:span></text:span></text:p>
        </text:list-item>
      </text:list>
      <text:list xml:id="list3357776364" text:style-name="L7">
        <text:list-item>
          <text:p text:style-name="P18">Além dos eventos presenciais, a plataforma incentiva a criação de grupos locais de agricultura urbana.</text:p>
        </text:list-item>
        <text:list-item>
          <text:p text:style-name="P19">Os membros podem organizar encontros e atividades regionais para fortalecer a conexão com a comunidade.</text:p>
        </text:list-item>
      </text:list>
      <text:list xml:id="list3627363580" text:style-name="L8">
        <text:list-item>
          <text:p text:style-name="P20"><text:span text:style-name="Strong_20_Emphasis"><text:span text:style-name="T1">Recompensas e Reconhecimento:</text:span></text:span></text:p>
        </text:list-item>
      </text:list>
      <text:list xml:id="list361831921" text:style-name="L9">
        <text:list-item>
          <text:p text:style-name="P21">A plataforma oferece um sistema de recompensas, como distintivos e níveis de participação.</text:p>
        </text:list-item>
        <text:list-item>
          <text:p text:style-name="P22">Membros mais ativos são reconhecidos pela comunidade e têm acesso a benefícios exclusivos.</text:p>
        </text:list-item>
      </text:list>
      <text:list xml:id="list497749471" text:style-name="L10">
        <text:list-item>
          <text:p text:style-name="P23"><text:span text:style-name="Strong_20_Emphasis"><text:span text:style-name="T1">Feedback e Melhorias:</text:span></text:span></text:p>
        </text:list-item>
      </text:list>
      <text:list xml:id="list1242834283" text:style-name="L11">
        <text:list-item>
          <text:p text:style-name="P24">A plataforma recebe feedback dos membros regularmente para aprimorar a experiência do usuário.</text:p>
        </text:list-item>
        <text:list-item>
          <text:p text:style-name="P25">A equipe de suporte responde prontamente às dúvidas e sugestões dos membros.</text:p>
        </text:list-item>
      </text:list>
      <text:p text:style-name="P4">Com essa versão aprimorada do fluxograma, a qualidade de interação do usuário na plataforma "Colheita Urbana" é ampliada. A adição de recursos interativos, notificações personalizadas e oportunidades de interação em tempo real fortalecem o senso de comunidade, incentivam a participação ativa e tornam a experiência mais envolvente e gratificante para os membros. A plataforma se torna não apenas um espaço para troca de informações, mas também um ambiente dinâmico e colaborativo que incentiva ações concretas em prol da agricultura urbana, da alimentação saudável e da conexão entre os membros da comunidade.</text:p>
      <text:p text:style-name="P4"/>
      <text:p text:style-name="P26">BBBBBBBBBBBBBBBBBBBBBBBBBBBBBBBBBBBBBBBBBBBBB</text:p>
      <text:p text:style-name="P26"/>
      <text:p text:style-name="P26">Fluxograma do Projeto Colheita Urbana (versão aprimorada):</text:p>
      <text:list xml:id="list795488552" text:style-name="L12">
        <text:list-item>
          <text:p text:style-name="P28"><text:span text:style-name="Strong_20_Emphasis"><text:span text:style-name="T1">Cadastro de Membros:</text:span></text:span></text:p>
          <text:list>
            <text:list-item>
              <text:p text:style-name="P27">Novos membros se cadastram na plataforma da rede social Colheita Urbana.</text:p>
            </text:list-item>
            <text:list-item>
              <text:p text:style-name="P27">Eles fornecem informações básicas, interesses em agricultura urbana, preferências alimentares e nível de experiência.</text:p>
            </text:list-item>
          </text:list>
        </text:list-item>
        <text:list-item>
          <text:p text:style-name="P28"><text:span text:style-name="Strong_20_Emphasis"><text:span text:style-name="T1">Explorar a Plataforma:</text:span></text:span></text:p>
          <text:list>
            <text:list-item>
              <text:p text:style-name="P27">Membros têm acesso aos recursos da plataforma e podem personalizar suas preferências de notificação.</text:p>
            </text:list-item>
            <text:list-item>
              <text:p text:style-name="P27"><text:soft-page-break/>A plataforma oferece um guia inicial interativo que coleta dados sobre seus objetivos e necessidades específicas.</text:p>
            </text:list-item>
          </text:list>
        </text:list-item>
        <text:list-item>
          <text:p text:style-name="P28"><text:span text:style-name="Strong_20_Emphasis"><text:span text:style-name="T1">Mapeamento de Árvores:</text:span></text:span></text:p>
          <text:list>
            <text:list-item>
              <text:p text:style-name="P27">Membros colaboram no mapeamento de árvores da cidade, incluindo fotos e vídeos das árvores, seus frutos e condições do local.</text:p>
            </text:list-item>
            <text:list-item>
              <text:p text:style-name="P27">A plataforma coleta dados sobre as árvores mais populares, locais mais ativos e períodos de colheita.</text:p>
            </text:list-item>
          </text:list>
        </text:list-item>
        <text:list-item>
          <text:p text:style-name="P28"><text:span text:style-name="Strong_20_Emphasis"><text:span text:style-name="T1">Identificar Locais para Colheita:</text:span></text:span></text:p>
          <text:list>
            <text:list-item>
              <text:p text:style-name="P27">Com base no mapeamento e dados de atividades passadas, a plataforma fornece recomendações personalizadas de locais para colheita.</text:p>
            </text:list-item>
            <text:list-item>
              <text:p text:style-name="P27">Membros podem filtrar as opções por distância, tipo de fruto, facilidade de acesso, entre outros critérios.</text:p>
            </text:list-item>
          </text:list>
        </text:list-item>
        <text:list-item>
          <text:p text:style-name="P28"><text:span text:style-name="Strong_20_Emphasis"><text:span text:style-name="T1">Planejar Eventos de Colheita:</text:span></text:span></text:p>
          <text:list>
            <text:list-item>
              <text:p text:style-name="P27">Membros podem criar eventos de plantio e colheita em espaços públicos diretamente na plataforma.</text:p>
            </text:list-item>
            <text:list-item>
              <text:p text:style-name="P27">A plataforma coleta dados sobre o número de participantes, feedback e impacto nas comunidades locais.</text:p>
            </text:list-item>
          </text:list>
        </text:list-item>
        <text:list-item>
          <text:p text:style-name="P28"><text:span text:style-name="Strong_20_Emphasis"><text:span text:style-name="T1">Colheita de Frutos:</text:span></text:span></text:p>
          <text:list>
            <text:list-item>
              <text:p text:style-name="P27">Durante os eventos, a plataforma registra dados de colheita, quantidade de frutos coletados e doações realizadas.</text:p>
            </text:list-item>
            <text:list-item>
              <text:p text:style-name="P27">Membros recebem reconhecimento por suas contribuições e podem compartilhar conquistas nas redes sociais.</text:p>
            </text:list-item>
          </text:list>
        </text:list-item>
        <text:list-item>
          <text:p text:style-name="P28"><text:span text:style-name="Strong_20_Emphasis"><text:span text:style-name="T1">Distribuição de Frutos:</text:span></text:span></text:p>
          <text:list>
            <text:list-item>
              <text:p text:style-name="P27">A plataforma acompanha a distribuição de frutos excedentes e registra as instituições beneficiadas.</text:p>
            </text:list-item>
            <text:list-item>
              <text:p text:style-name="P27">Dados sobre impacto social e benefícios para a comunidade são destacados.</text:p>
            </text:list-item>
          </text:list>
        </text:list-item>
        <text:list-item>
          <text:p text:style-name="P28"><text:span text:style-name="Strong_20_Emphasis"><text:span text:style-name="T1">Troca de Conhecimentos:</text:span></text:span></text:p>
          <text:list>
            <text:list-item>
              <text:p text:style-name="P27">Membros compartilham suas experiências e técnicas de cultivo, mas também podem criar pesquisas e enquetes sobre temas relevantes.</text:p>
            </text:list-item>
            <text:list-item>
              <text:p text:style-name="P27">A plataforma utiliza esses dados para identificar tendências e preferências.</text:p>
            </text:list-item>
          </text:list>
        </text:list-item>
        <text:list-item>
          <text:p text:style-name="P28"><text:span text:style-name="Strong_20_Emphasis"><text:span text:style-name="T1">Participação em Cursos e Workshops:</text:span></text:span></text:p>
          <text:list>
            <text:list-item>
              <text:p text:style-name="P27">Membros podem participar de cursos e workshops on-line.</text:p>
            </text:list-item>
            <text:list-item>
              <text:p text:style-name="P27">A plataforma monitora o engajamento e a satisfação dos usuários para aprimorar a oferta de cursos.</text:p>
            </text:list-item>
          </text:list>
        </text:list-item>
        <text:list-item>
          <text:p text:style-name="P28"><text:span text:style-name="Strong_20_Emphasis"><text:span text:style-name="T1">Engajamento na Comunidade:</text:span></text:span></text:p>
        </text:list-item>
      </text:list>
      <text:list xml:id="list1330459123" text:style-name="L13">
        <text:list-item>
          <text:p text:style-name="P29">A plataforma oferece espaço para fóruns e grupos de discussão especializados em temas de interesse.</text:p>
        </text:list-item>
        <text:list-item>
          <text:p text:style-name="P30"><text:soft-page-break/>Membros podem criar e liderar grupos, sendo reconhecidos como especialistas em suas áreas.</text:p>
        </text:list-item>
      </text:list>
      <text:list xml:id="list1119244637" text:style-name="L14">
        <text:list-item>
          <text:p text:style-name="P31"><text:span text:style-name="Strong_20_Emphasis"><text:span text:style-name="T1">Recompensas e Reconhecimento:</text:span></text:span></text:p>
        </text:list-item>
      </text:list>
      <text:list xml:id="list3283603282" text:style-name="L15">
        <text:list-item>
          <text:p text:style-name="P32">Além das recompensas tradicionais, a plataforma utiliza os dados coletados para oferecer incentivos personalizados.</text:p>
        </text:list-item>
        <text:list-item>
          <text:p text:style-name="P33">Membros recebem sugestões de conteúdo, eventos e grupos relevantes com base em seus interesses.</text:p>
        </text:list-item>
      </text:list>
      <text:list xml:id="list2946294038" text:style-name="L16">
        <text:list-item>
          <text:p text:style-name="P34"><text:span text:style-name="Strong_20_Emphasis"><text:span text:style-name="T1">Feedback e Melhorias:</text:span></text:span></text:p>
        </text:list-item>
      </text:list>
      <text:list xml:id="list2045612150" text:style-name="L17">
        <text:list-item>
          <text:p text:style-name="P35">A plataforma solicita feedback regularmente e incentiva os membros a compartilharem suas ideias e sugestões.</text:p>
        </text:list-item>
        <text:list-item>
          <text:p text:style-name="P36">Dados de feedback são analisados para melhorar a usabilidade e a experiência do usuário.</text:p>
        </text:list-item>
      </text:list>
      <text:p text:style-name="P4">Essa versão aprimorada do fluxograma incluiu características importantes, como personalização de preferências, captação de dados de colheita e doações, uso estratégico de feedback dos usuários e oferta de incentivos personalizados. Essas melhorias fortalecem a relação entre a plataforma e os membros, incentivam a participação ativa, coleta de informações valiosas para aprimorar a experiência do usuário e tornam a Colheita Urbana uma plataforma cada vez mais eficiente e alinhada com as necessidades e expectativas dos usuários.</text:p>
      <text:p text:style-name="P4"/>
      <text:p text:style-name="P26">CCCCCCCCCCCCCCCCCCCCCCCCCCCCCCCCCCCCCCCCCCCCCCCC</text:p>
      <text:p text:style-name="P26"/>
      <text:p text:style-name="P26"><text:span text:style-name="Strong_20_Emphasis"><text:span text:style-name="T1">Detalhamento do Fluxograma:</text:span></text:span></text:p>
      <text:list xml:id="list392885095" text:style-name="L18">
        <text:list-item>
          <text:p text:style-name="P38"><text:span text:style-name="Strong_20_Emphasis"><text:span text:style-name="T1">Cadastro de Membros:</text:span></text:span></text:p>
          <text:list>
            <text:list-item>
              <text:p text:style-name="P37">Novos membros se registram na plataforma Colheita Urbana, fornecendo informações básicas, interesses em agricultura urbana e preferências alimentares.</text:p>
            </text:list-item>
          </text:list>
        </text:list-item>
        <text:list-item>
          <text:p text:style-name="P38"><text:span text:style-name="Strong_20_Emphasis"><text:span text:style-name="T1">Guia de Início Rápido:</text:span></text:span></text:p>
          <text:list>
            <text:list-item>
              <text:p text:style-name="P37">Após o cadastro, os novos membros recebem um guia de início rápido interativo, onde podem definir seus objetivos, nível de experiência e preferências na plataforma.</text:p>
            </text:list-item>
          </text:list>
        </text:list-item>
        <text:list-item>
          <text:p text:style-name="P38"><text:span text:style-name="Strong_20_Emphasis"><text:span text:style-name="T1">Explorar a Plataforma:</text:span></text:span></text:p>
          <text:list>
            <text:list-item>
              <text:p text:style-name="P37">Os membros têm acesso aos recursos da plataforma, incluindo notícias, eventos, grupos temáticos, cursos e oportunidades de colheita.</text:p>
            </text:list-item>
            <text:list-item>
              <text:p text:style-name="P37">Eles podem personalizar suas notificações para receber informações relevantes de acordo com suas preferências.</text:p>
            </text:list-item>
          </text:list>
        </text:list-item>
        <text:list-item>
          <text:p text:style-name="P38"><text:span text:style-name="Strong_20_Emphasis"><text:span text:style-name="T1">Mapeamento de Árvores:</text:span></text:span></text:p>
          <text:list>
            <text:list-item>
              <text:p text:style-name="P37">Membros colaboram no mapeamento de árvores da cidade, usando um mapa interativo para adicionar localização, fotos, tipo de fruto e condições da árvore.</text:p>
            </text:list-item>
            <text:list-item>
              <text:p text:style-name="P37"><text:soft-page-break/>A plataforma coleta dados para identificar as árvores mais populares e os locais de maior atividade.</text:p>
            </text:list-item>
          </text:list>
        </text:list-item>
        <text:list-item>
          <text:p text:style-name="P38"><text:span text:style-name="Strong_20_Emphasis"><text:span text:style-name="T1">Recomendação Personalizada:</text:span></text:span></text:p>
          <text:list>
            <text:list-item>
              <text:p text:style-name="P37">Com base no mapeamento e nos dados coletados dos membros, a plataforma oferece recomendações personalizadas de locais para colheita, levando em conta a proximidade, preferências de frutos e disponibilidade sazonal.</text:p>
            </text:list-item>
          </text:list>
        </text:list-item>
        <text:list-item>
          <text:p text:style-name="P38"><text:span text:style-name="Strong_20_Emphasis"><text:span text:style-name="T1">Planejar Eventos de Colheita:</text:span></text:span></text:p>
          <text:list>
            <text:list-item>
              <text:p text:style-name="P37">Membros podem criar eventos de colheita em espaços públicos diretamente na plataforma, convidando outros membros, amigos e familiares para participar.</text:p>
            </text:list-item>
          </text:list>
        </text:list-item>
        <text:list-item>
          <text:p text:style-name="P38"><text:span text:style-name="Strong_20_Emphasis"><text:span text:style-name="T1">Colheita de Frutos:</text:span></text:span></text:p>
          <text:list>
            <text:list-item>
              <text:p text:style-name="P37">Durante os eventos, os membros colhem frutos das árvores mapeadas, seguindo boas práticas agrícolas.</text:p>
            </text:list-item>
            <text:list-item>
              <text:p text:style-name="P37">A plataforma registra a quantidade de frutos coletados e facilita a distribuição entre os participantes.</text:p>
            </text:list-item>
          </text:list>
        </text:list-item>
        <text:list-item>
          <text:p text:style-name="P38"><text:span text:style-name="Strong_20_Emphasis"><text:span text:style-name="T1">Distribuição e Doações:</text:span></text:span></text:p>
          <text:list>
            <text:list-item>
              <text:p text:style-name="P37">Membros têm a opção de doar os frutos excedentes para instituições locais ou comercializá-los no marketplace da plataforma.</text:p>
            </text:list-item>
            <text:list-item>
              <text:p text:style-name="P37">A plataforma registra as instituições beneficiadas e promove ações sociais relacionadas.</text:p>
            </text:list-item>
          </text:list>
        </text:list-item>
        <text:list-item>
          <text:p text:style-name="P38"><text:span text:style-name="Strong_20_Emphasis"><text:span text:style-name="T1">Troca de Conhecimentos:</text:span></text:span></text:p>
          <text:list>
            <text:list-item>
              <text:p text:style-name="P37">Membros compartilham suas experiências, técnicas de cultivo e dicas em um espaço de "Dicas e Truques".</text:p>
            </text:list-item>
            <text:list-item>
              <text:p text:style-name="P37">Eles podem participar de pesquisas e enquetes sobre temas relevantes, contribuindo com dados valiosos.</text:p>
            </text:list-item>
          </text:list>
        </text:list-item>
        <text:list-item>
          <text:p text:style-name="P38"><text:span text:style-name="Strong_20_Emphasis"><text:span text:style-name="T1">Participação em Cursos e Workshops:</text:span></text:span></text:p>
        </text:list-item>
      </text:list>
      <text:list xml:id="list2557606749" text:style-name="L19">
        <text:list-item>
          <text:p text:style-name="P39">Os membros podem se inscrever em cursos e workshops on-line ministrados por especialistas em agricultura urbana e alimentação saudável.</text:p>
        </text:list-item>
        <text:list-item>
          <text:p text:style-name="P40">A plataforma emite certificados de participação, incentivando o aprendizado contínuo.</text:p>
        </text:list-item>
      </text:list>
      <text:list xml:id="list3185025268" text:style-name="L20">
        <text:list-item>
          <text:p text:style-name="P41"><text:span text:style-name="Strong_20_Emphasis"><text:span text:style-name="T1">Engajamento na Comunidade:</text:span></text:span></text:p>
        </text:list-item>
      </text:list>
      <text:list xml:id="list1029171674" text:style-name="L21">
        <text:list-item>
          <text:p text:style-name="P42">Além dos eventos presenciais, a plataforma incentiva a criação de grupos locais de agricultura urbana, onde os membros podem interagir e planejar ações coletivas.</text:p>
        </text:list-item>
        <text:list-item>
          <text:p text:style-name="P43">Os membros podem criar e liderar grupos temáticos, sendo reconhecidos como especialistas em suas áreas de interesse.</text:p>
        </text:list-item>
      </text:list>
      <text:list xml:id="list998606139" text:style-name="L22">
        <text:list-item>
          <text:p text:style-name="P44"><text:span text:style-name="Strong_20_Emphasis"><text:span text:style-name="T1">Recompensas e Reconhecimento:</text:span></text:span></text:p>
        </text:list-item>
      </text:list>
      <text:list xml:id="list4025410958" text:style-name="L23">
        <text:list-item>
          <text:p text:style-name="P45">A plataforma oferece um sistema de recompensas, como distintivos e níveis de participação, com base na interação e contribuições dos membros.</text:p>
        </text:list-item>
        <text:list-item>
          <text:p text:style-name="P46"><text:soft-page-break/>Recompensas personalizadas são oferecidas com base nos interesses e atividades dos membros.</text:p>
        </text:list-item>
      </text:list>
      <text:list xml:id="list916298835" text:style-name="L24">
        <text:list-item>
          <text:p text:style-name="P47"><text:span text:style-name="Strong_20_Emphasis"><text:span text:style-name="T1">Feedback e Melhorias:</text:span></text:span></text:p>
        </text:list-item>
      </text:list>
      <text:list xml:id="list903683913" text:style-name="L25">
        <text:list-item>
          <text:p text:style-name="P48">A plataforma solicita feedback regularmente para aprimorar a experiência do usuário.</text:p>
        </text:list-item>
        <text:list-item>
          <text:p text:style-name="P49">A equipe de suporte responde prontamente às dúvidas e sugestões dos membros, priorizando a satisfação do usuário.</text:p>
        </text:list-item>
      </text:list>
      <text:p text:style-name="P4">O fluxograma detalhado acima destaca a jornada do usuário na plataforma "Colheita Urbana" e como cada etapa está interconectada para criar uma experiência interativa e envolvente. A captação de dados dos membros, o mapeamento de árvores e o uso estratégico dessas informações para personalizar a plataforma são elementos-chave para fortalecer o envolvimento da comunidade e promover a sustentabilidade, a conscientização ambiental e a alimentação saudável em áreas urbanas.</text:p>
      <text:p text:style-name="P4"/>
      <text:p text:style-name="P4"/>
      <text:p text:style-name="P50">Projeto unificado!!!!!!!!!!!!!</text:p>
      <text:p text:style-name="P50"/>
      <text:p text:style-name="P50"><text:span text:style-name="Strong_20_Emphasis"><text:span text:style-name="T1">Detalhamento do Fluxograma:</text:span></text:span></text:p>
      <text:list xml:id="list3738029491" text:style-name="L26">
        <text:list-item>
          <text:p text:style-name="P52"><text:span text:style-name="Strong_20_Emphasis"><text:span text:style-name="T1">Cadastro de Membros:</text:span></text:span></text:p>
          <text:list>
            <text:list-item>
              <text:p text:style-name="P51">Novos membros se cadastram na plataforma da rede social Colheita Urbana, fornecendo informações básicas, interesses em agricultura urbana, preferências alimentares e nível de experiência.</text:p>
            </text:list-item>
          </text:list>
        </text:list-item>
        <text:list-item>
          <text:p text:style-name="P52"><text:span text:style-name="Strong_20_Emphasis"><text:span text:style-name="T1">Guia de Início Rápido:</text:span></text:span></text:p>
          <text:list>
            <text:list-item>
              <text:p text:style-name="P51">Após o cadastro, os novos membros recebem um guia de início rápido interativo para definir seus objetivos e preferências na plataforma.</text:p>
            </text:list-item>
          </text:list>
        </text:list-item>
        <text:list-item>
          <text:p text:style-name="P52"><text:span text:style-name="Strong_20_Emphasis"><text:span text:style-name="T1">Explorar a Plataforma:</text:span></text:span></text:p>
          <text:list>
            <text:list-item>
              <text:p text:style-name="P51">Os membros têm acesso aos recursos da plataforma, incluindo notícias, eventos, grupos temáticos, cursos e oportunidades de colheita.</text:p>
            </text:list-item>
            <text:list-item>
              <text:p text:style-name="P51">Eles podem personalizar suas notificações para receber informações relevantes de acordo com suas preferências.</text:p>
            </text:list-item>
          </text:list>
        </text:list-item>
        <text:list-item>
          <text:p text:style-name="P52"><text:span text:style-name="Strong_20_Emphasis"><text:span text:style-name="T1">Mapeamento de Árvores:</text:span></text:span></text:p>
          <text:list>
            <text:list-item>
              <text:p text:style-name="P51">Membros colaboram no mapeamento de árvores da cidade, usando um mapa interativo para adicionar localização, fotos, tipo de fruto e condições da árvore.</text:p>
            </text:list-item>
            <text:list-item>
              <text:p text:style-name="P51">A plataforma coleta dados para identificar as árvores mais populares e os locais de maior atividade.</text:p>
            </text:list-item>
          </text:list>
        </text:list-item>
        <text:list-item>
          <text:p text:style-name="P52"><text:soft-page-break/><text:span text:style-name="Strong_20_Emphasis"><text:span text:style-name="T1">Recomendação Personalizada:</text:span></text:span></text:p>
          <text:list>
            <text:list-item>
              <text:p text:style-name="P51">Com base no mapeamento e nos dados coletados dos membros, a plataforma oferece recomendações personalizadas de locais para colheita, levando em conta a proximidade, preferências de frutos e disponibilidade sazonal.</text:p>
            </text:list-item>
          </text:list>
        </text:list-item>
        <text:list-item>
          <text:p text:style-name="P52"><text:span text:style-name="Strong_20_Emphasis"><text:span text:style-name="T1">Planejar Eventos de Colheita:</text:span></text:span></text:p>
          <text:list>
            <text:list-item>
              <text:p text:style-name="P51">Membros podem criar eventos de colheita em espaços públicos diretamente na plataforma, convidando outros membros, amigos e familiares para participar.</text:p>
            </text:list-item>
            <text:list-item>
              <text:p text:style-name="P51">A empresa "Colheita Urbana" também organiza eventos de colheita e divulga-os na plataforma.</text:p>
            </text:list-item>
          </text:list>
        </text:list-item>
        <text:list-item>
          <text:p text:style-name="P52"><text:span text:style-name="Strong_20_Emphasis"><text:span text:style-name="T1">Colheita de Frutos:</text:span></text:span></text:p>
          <text:list>
            <text:list-item>
              <text:p text:style-name="P51">Durante os eventos, os membros colhem frutos das árvores mapeadas, seguindo boas práticas agrícolas.</text:p>
            </text:list-item>
            <text:list-item>
              <text:p text:style-name="P51">A empresa "Colheita Urbana" também participa dos eventos, coordenando as atividades de colheita.</text:p>
            </text:list-item>
          </text:list>
        </text:list-item>
        <text:list-item>
          <text:p text:style-name="P52"><text:span text:style-name="Strong_20_Emphasis"><text:span text:style-name="T1">Distribuição e Doações:</text:span></text:span></text:p>
          <text:list>
            <text:list-item>
              <text:p text:style-name="P51">Membros têm a opção de doar os frutos excedentes para instituições locais ou comercializá-los no marketplace da plataforma.</text:p>
            </text:list-item>
            <text:list-item>
              <text:p text:style-name="P51">A empresa "Colheita Urbana" coordena a distribuição dos frutos coletados, garantindo que os alimentos sejam entregues às instituições beneficiadas.</text:p>
            </text:list-item>
          </text:list>
        </text:list-item>
        <text:list-item>
          <text:p text:style-name="P52"><text:span text:style-name="Strong_20_Emphasis"><text:span text:style-name="T1">Troca de Conhecimentos:</text:span></text:span></text:p>
          <text:list>
            <text:list-item>
              <text:p text:style-name="P51">Membros compartilham suas experiências, técnicas de cultivo e dicas em um espaço de "Dicas e Truques".</text:p>
            </text:list-item>
            <text:list-item>
              <text:p text:style-name="P51">Eles podem participar de pesquisas e enquetes sobre temas relevantes, contribuindo com dados valiosos.</text:p>
            </text:list-item>
          </text:list>
        </text:list-item>
        <text:list-item>
          <text:p text:style-name="P52"><text:span text:style-name="Strong_20_Emphasis"><text:span text:style-name="T1">Participação em Cursos e Workshops:</text:span></text:span></text:p>
        </text:list-item>
      </text:list>
      <text:list xml:id="list3748636878" text:style-name="L27">
        <text:list-item>
          <text:p text:style-name="P53">Os membros podem se inscrever em cursos e workshops on-line ministrados por especialistas em agricultura urbana e alimentação saudável.</text:p>
        </text:list-item>
        <text:list-item>
          <text:p text:style-name="P54">A plataforma emite certificados de participação, incentivando o aprendizado contínuo.</text:p>
        </text:list-item>
      </text:list>
      <text:list xml:id="list2576710181" text:style-name="L28">
        <text:list-item>
          <text:p text:style-name="P55"><text:span text:style-name="Strong_20_Emphasis"><text:span text:style-name="T1">Engajamento na Comunidade:</text:span></text:span></text:p>
        </text:list-item>
      </text:list>
      <text:list xml:id="list920901669" text:style-name="L29">
        <text:list-item>
          <text:p text:style-name="P56">Além dos eventos presenciais, a plataforma incentiva a criação de grupos locais de agricultura urbana, onde os membros podem interagir e planejar ações coletivas.</text:p>
        </text:list-item>
        <text:list-item>
          <text:p text:style-name="P57">Os membros podem criar e liderar grupos temáticos, sendo reconhecidos como especialistas em suas áreas de interesse.</text:p>
        </text:list-item>
      </text:list>
      <text:list xml:id="list3675330764" text:style-name="L30">
        <text:list-item>
          <text:p text:style-name="P58"><text:span text:style-name="Strong_20_Emphasis"><text:span text:style-name="T1">Recompensas e Reconhecimento:</text:span></text:span></text:p>
        </text:list-item>
      </text:list>
      <text:list xml:id="list2986590642" text:style-name="L31">
        <text:list-item>
          <text:p text:style-name="P59">A plataforma oferece um sistema de recompensas, como distintivos e níveis de participação, com base na interação e contribuições dos membros.</text:p>
        </text:list-item>
        <text:list-item>
          <text:p text:style-name="P60"><text:soft-page-break/>Recompensas personalizadas são oferecidas com base nos interesses e atividades dos membros.</text:p>
        </text:list-item>
      </text:list>
      <text:list xml:id="list1012185265" text:style-name="L32">
        <text:list-item>
          <text:p text:style-name="P61"><text:span text:style-name="Strong_20_Emphasis"><text:span text:style-name="T1">Feedback e Melhorias:</text:span></text:span></text:p>
        </text:list-item>
      </text:list>
      <text:list xml:id="list4091761253" text:style-name="L33">
        <text:list-item>
          <text:p text:style-name="P62">A plataforma solicita feedback regularmente para aprimorar a experiência do usuário.</text:p>
        </text:list-item>
        <text:list-item>
          <text:p text:style-name="P63">A equipe de suporte responde prontamente às dúvidas e sugestões dos membros, priorizando a satisfação do usuário.</text:p>
        </text:list-item>
      </text:list>
      <text:p text:style-name="P4">O fluxograma integrado apresenta o projeto "Colheita Urbana" como uma rede social interativa, que promove a agricultura urbana, colheita de frutos em locais públicos e doações para instituições, enquanto coleta dados valiosos dos usuários para melhorar a experiência e tornar a plataforma cada vez mais eficiente, sustentável e alinhada com as necessidades e expectativas dos membros. Essa apresentação pode ser compartilhada com qualquer público interessado no projeto, tornando-o claro e acessível para todos.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9:50:57.331451709</meta:creation-date>
    <dc:date>2023-07-18T10:36:55.178069557</dc:date>
    <meta:editing-duration>PT15M26S</meta:editing-duration>
    <meta:editing-cycles>1</meta:editing-cycles>
    <meta:document-statistic meta:table-count="0" meta:image-count="0" meta:object-count="0" meta:page-count="13" meta:paragraph-count="250" meta:word-count="3894" meta:character-count="26676" meta:non-whitespace-character-count="23260"/>
    <meta:generator>LibreOffice/7.3.7.2$Linux_X86_64 LibreOffice_project/30$Build-2</meta:generator>
  </office:meta>
</office:document-meta>
</file>